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bfeb5" officeooo:paragraph-rsid="001bfe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zdziobią nas kruki i wrony Bartłomiej Mamica 4tr2 28.11.2025 gr. 1</text:p>
      <text:p text:style-name="P1"/>
      <text:p text:style-name="P1">1. Obraz powstańca</text:p>
      <text:p text:style-name="P1">2. Jak Żeromski interpretuje historie</text:p>
      <text:p text:style-name="P1"/>
      <text:p text:style-name="P1">1. Obraz powstańca reprezentuje postać Szymona Winrycha, który jest Polakiem. W książce włosy jego są porównywane do piór orła, a paznokcie do szponów. W podruży jechał sam, co pokazuje nam jak mało powstańców Polaków było. Jego zadaniem było dostarczenie 60 sztuk broni, pałaszy oraz dużej ilości mniejszej broni do swoich przyjaciół powstańców. Był on tak zaangarzowany w pomoc ojczyźnie, że nie spał przez 2 dni i 2 noce, oraz gdy słapali go moskale jedyne co im odpowiadał było zdanie “Głupiś Ty”. Pokazuje nam to jak wierny swojej ojczyźnie był Winrych i nie bał się oddać życia za swoją ojczyzę.</text:p>
      <text:p text:style-name="P1"/>
      <text:p text:style-name="P1">2. Moim zdaniem Stefan Żeromski historie interpretuje jako rządze władzy, dominacji oraz okrucieństwo moskali względem Polaków, którzy mimo małych swoich zasobów względem moskali walczyli aż do śmierci za swoją ojczyznę. Poprzez scene zamordowania Winrycha okazuje nam jak okrutni byli moskale, oraz jak totalitarnie traktowali innych. Za pomocą chłopa, kruk oraz wron Żeromski okazuje nam inne pomniejsze kraje które żerowały na krzywdzie Polski, oraz ją grabili ze wszystkiego co tylko się da. Dlatego też Stefan Żeromski chłopa porównał z szakalem, a kruki i wrony czerpały zyski dopiero i tylko po tym jak Winrych i jego koń zostali zamordowani. Kolejnym obrazem przedstawiającym historię Polski jest drugi koń Winrycha, którego śmierć była nie unikniona lecz walczył on o swoje życie kilka razy. Można porównać nieugjętość tego konia oraz ilość krzywd wyrządzonych temu koniu do ilości najazdów na Polskę oraz rozbiorów Polski podczas chociażby II wojny światowej.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8T14:09:45.604315031</meta:creation-date>
    <dc:date>2025-11-28T14:31:15.896246911</dc:date>
    <meta:editing-duration>PT52S</meta:editing-duration>
    <meta:editing-cycles>2</meta:editing-cycles>
    <meta:generator>LibreOffice/24.8.2.1$Linux_X86_64 LibreOffice_project/480$Build-1</meta:generator>
    <meta:document-statistic meta:table-count="0" meta:image-count="0" meta:object-count="0" meta:page-count="1" meta:paragraph-count="5" meta:word-count="261" meta:character-count="1694" meta:non-whitespace-character-count="1437"/>
  </office:meta>
</office:document-meta>
</file>